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New" fo:font-size="12pt" style:font-size-asian="12pt" style:font-name-complex="Courier New" style:font-size-complex="12pt"/>
    </style:style>
    <style:style style:name="P2" style:family="paragraph" style:parent-style-name="Standard">
      <style:paragraph-properties fo:margin-top="0in" fo:margin-bottom="0.1665in" style:contextual-spacing="false"/>
    </style:style>
    <style:style style:name="P3" style:family="paragraph" style:parent-style-name="Standard">
      <style:paragraph-properties fo:margin-top="0in" fo:margin-bottom="0.1665in" style:contextual-spacing="false"/>
      <style:text-properties style:font-name="Courier New" fo:font-size="12pt" style:font-size-asian="12pt" style:font-name-complex="Courier New" style:font-size-complex="12pt"/>
    </style:style>
    <style:style style:name="P4" style:family="paragraph" style:parent-style-name="Standard">
      <style:paragraph-properties fo:margin-top="0in" fo:margin-bottom="0.1665in" style:contextual-spacing="false"/>
      <style:text-properties style:font-name="Courier New" fo:font-size="12pt" officeooo:paragraph-rsid="00447cf6" style:font-size-asian="12pt" style:font-name-complex="Courier New" style:font-size-complex="12pt"/>
    </style:style>
    <style:style style:name="P5" style:family="paragraph" style:parent-style-name="Standard">
      <style:paragraph-properties fo:margin-top="0in" fo:margin-bottom="0.1665in" style:contextual-spacing="false"/>
      <style:text-properties style:font-name="Courier New" fo:font-size="12pt" officeooo:paragraph-rsid="004dc5a0" style:font-size-asian="12pt" style:font-name-complex="Courier New" style:font-size-complex="12pt"/>
    </style:style>
    <style:style style:name="P6" style:family="paragraph" style:parent-style-name="Standard">
      <style:paragraph-properties fo:margin-top="0in" fo:margin-bottom="0.1665in" style:contextual-spacing="false"/>
      <style:text-properties style:font-name="Courier New" fo:font-size="12pt" officeooo:rsid="0038c64c" officeooo:paragraph-rsid="019b0edc" style:font-size-asian="12pt" style:font-name-complex="Courier New" style:font-size-complex="12pt"/>
    </style:style>
    <style:style style:name="P7" style:family="paragraph" style:parent-style-name="Standard">
      <style:paragraph-properties fo:margin-top="0in" fo:margin-bottom="0.1665in" style:contextual-spacing="false"/>
      <style:text-properties style:font-name="Courier New" fo:font-size="12pt" officeooo:rsid="00447cf6" officeooo:paragraph-rsid="00447cf6" style:font-size-asian="12pt" style:font-name-complex="Courier New" style:font-size-complex="12pt"/>
    </style:style>
    <style:style style:name="P8" style:family="paragraph" style:parent-style-name="Standard">
      <style:paragraph-properties fo:margin-top="0in" fo:margin-bottom="0.1665in" style:contextual-spacing="false"/>
      <style:text-properties style:font-name="Courier New" fo:font-size="12pt" officeooo:paragraph-rsid="004ad16f" style:font-size-asian="12pt" style:font-name-complex="Courier New" style:font-size-complex="12pt"/>
    </style:style>
    <style:style style:name="P9" style:family="paragraph" style:parent-style-name="Standard">
      <style:paragraph-properties fo:margin-top="0in" fo:margin-bottom="0.1665in" style:contextual-spacing="false"/>
      <style:text-properties style:font-name="Courier New" fo:font-size="12pt" officeooo:rsid="004dc5a0" officeooo:paragraph-rsid="00e5468d" style:font-size-asian="12pt" style:font-name-complex="Courier New" style:font-size-complex="12pt"/>
    </style:style>
    <style:style style:name="P10" style:family="paragraph" style:parent-style-name="Standard">
      <style:paragraph-properties fo:margin-top="0in" fo:margin-bottom="0.1665in" style:contextual-spacing="false"/>
      <style:text-properties style:font-name="Courier New" fo:font-size="12pt" officeooo:rsid="004e91de" officeooo:paragraph-rsid="004e91de" style:font-size-asian="12pt" style:font-name-complex="Courier New" style:font-size-complex="12pt"/>
    </style:style>
    <style:style style:name="P11" style:family="paragraph" style:parent-style-name="Standard">
      <style:paragraph-properties fo:margin-top="0in" fo:margin-bottom="0.1665in" style:contextual-spacing="false"/>
      <style:text-properties style:font-name="Courier New" fo:font-size="12pt" officeooo:rsid="005b4e25" officeooo:paragraph-rsid="005b4e25" style:font-size-asian="12pt" style:font-name-complex="Courier New" style:font-size-complex="12pt"/>
    </style:style>
    <style:style style:name="P12" style:family="paragraph" style:parent-style-name="Standard">
      <style:paragraph-properties fo:margin-top="0in" fo:margin-bottom="0.1665in" style:contextual-spacing="false"/>
      <style:text-properties style:font-name="Courier New" fo:font-size="12pt" officeooo:paragraph-rsid="019b0edc" style:font-size-asian="12pt" style:font-name-complex="Courier New" style:font-size-complex="12pt"/>
    </style:style>
    <style:style style:name="P13" style:family="paragraph" style:parent-style-name="Standard">
      <style:paragraph-properties fo:margin-top="0in" fo:margin-bottom="0.1665in" style:contextual-spacing="false"/>
      <style:text-properties style:font-name="Courier New" fo:font-size="12pt" officeooo:paragraph-rsid="024579a9" style:font-size-asian="12pt" style:font-name-complex="Courier New" style:font-size-complex="12pt"/>
    </style:style>
    <style:style style:name="P14" style:family="paragraph" style:parent-style-name="Standard">
      <style:paragraph-properties fo:margin-top="0in" fo:margin-bottom="0.1665in" style:contextual-spacing="false"/>
      <style:text-properties style:font-name="Courier New" fo:font-size="12pt" officeooo:paragraph-rsid="0288391f" style:font-size-asian="12pt" style:font-name-complex="Courier New" style:font-size-complex="12pt"/>
    </style:style>
    <style:style style:name="P15" style:family="paragraph" style:parent-style-name="Standard">
      <style:paragraph-properties fo:margin-top="0in" fo:margin-bottom="0.1665in" style:contextual-spacing="false"/>
      <style:text-properties style:font-name="Courier New" fo:font-size="12pt" officeooo:rsid="0288391f" officeooo:paragraph-rsid="0288391f" style:font-size-asian="12pt" style:font-name-complex="Courier New" style:font-size-complex="12pt"/>
    </style:style>
    <style:style style:name="P16" style:family="paragraph" style:parent-style-name="Standard">
      <style:paragraph-properties fo:margin-top="0in" fo:margin-bottom="0.1665in" style:contextual-spacing="false"/>
      <style:text-properties officeooo:paragraph-rsid="00447cf6"/>
    </style:style>
    <style:style style:name="P17" style:family="paragraph" style:parent-style-name="Standard">
      <style:paragraph-properties fo:margin-top="0in" fo:margin-bottom="0.1665in" style:contextual-spacing="false"/>
      <style:text-properties officeooo:rsid="004ad16f" officeooo:paragraph-rsid="004ad16f"/>
    </style:style>
    <style:style style:name="P18" style:family="paragraph" style:parent-style-name="Standard">
      <style:paragraph-properties fo:margin-top="0in" fo:margin-bottom="0.1665in" style:contextual-spacing="false"/>
      <style:text-properties officeooo:paragraph-rsid="004bfd2c"/>
    </style:style>
    <style:style style:name="P19" style:family="paragraph" style:parent-style-name="Standard">
      <style:paragraph-properties fo:margin-top="0in" fo:margin-bottom="0.1665in" style:contextual-spacing="false"/>
      <style:text-properties officeooo:paragraph-rsid="004d7e5d"/>
    </style:style>
    <style:style style:name="P20" style:family="paragraph" style:parent-style-name="Standard">
      <style:paragraph-properties fo:margin-top="0in" fo:margin-bottom="0.1665in" style:contextual-spacing="false"/>
      <style:text-properties officeooo:paragraph-rsid="004dc5a0"/>
    </style:style>
    <style:style style:name="P21" style:family="paragraph" style:parent-style-name="Standard">
      <style:paragraph-properties fo:margin-top="0in" fo:margin-bottom="0.1665in" style:contextual-spacing="false"/>
      <style:text-properties officeooo:rsid="004dc5a0" officeooo:paragraph-rsid="004dc5a0"/>
    </style:style>
    <style:style style:name="P22" style:family="paragraph" style:parent-style-name="Standard">
      <style:paragraph-properties fo:margin-top="0in" fo:margin-bottom="0.1665in" style:contextual-spacing="false"/>
      <style:text-properties officeooo:rsid="004dc5a0" officeooo:paragraph-rsid="00e5468d"/>
    </style:style>
    <style:style style:name="P23" style:family="paragraph" style:parent-style-name="Standard">
      <style:paragraph-properties fo:margin-top="0in" fo:margin-bottom="0.1665in" style:contextual-spacing="false"/>
      <style:text-properties officeooo:paragraph-rsid="004e91de"/>
    </style:style>
    <style:style style:name="P24" style:family="paragraph" style:parent-style-name="Standard">
      <style:paragraph-properties fo:margin-top="0in" fo:margin-bottom="0.1665in" style:contextual-spacing="false"/>
      <style:text-properties officeooo:rsid="004e91de" officeooo:paragraph-rsid="004e91de"/>
    </style:style>
    <style:style style:name="P25" style:family="paragraph" style:parent-style-name="Standard">
      <style:paragraph-properties fo:margin-top="0in" fo:margin-bottom="0.1665in" style:contextual-spacing="false"/>
      <style:text-properties officeooo:rsid="004fc3d3" officeooo:paragraph-rsid="004fc3d3"/>
    </style:style>
    <style:style style:name="P26" style:family="paragraph" style:parent-style-name="Standard">
      <style:paragraph-properties fo:margin-top="0in" fo:margin-bottom="0.1665in" style:contextual-spacing="false"/>
      <style:text-properties officeooo:paragraph-rsid="005b4e25"/>
    </style:style>
    <style:style style:name="P27" style:family="paragraph" style:parent-style-name="Standard">
      <style:paragraph-properties fo:margin-top="0in" fo:margin-bottom="0.1665in" style:contextual-spacing="false"/>
      <style:text-properties officeooo:paragraph-rsid="009dcd84"/>
    </style:style>
    <style:style style:name="P28" style:family="paragraph" style:parent-style-name="Standard">
      <style:paragraph-properties fo:margin-top="0in" fo:margin-bottom="0.1665in" style:contextual-spacing="false"/>
      <style:text-properties officeooo:paragraph-rsid="00e5468d"/>
    </style:style>
    <style:style style:name="P29" style:family="paragraph" style:parent-style-name="Standard">
      <style:paragraph-properties fo:margin-top="0in" fo:margin-bottom="0.1665in" style:contextual-spacing="false"/>
      <style:text-properties officeooo:rsid="011c4a7f" officeooo:paragraph-rsid="011c4a7f"/>
    </style:style>
    <style:style style:name="P30" style:family="paragraph" style:parent-style-name="Standard">
      <style:paragraph-properties fo:margin-top="0in" fo:margin-bottom="0.1665in" style:contextual-spacing="false"/>
      <style:text-properties officeooo:paragraph-rsid="019b0edc"/>
    </style:style>
    <style:style style:name="P31" style:family="paragraph" style:parent-style-name="Standard">
      <style:paragraph-properties fo:margin-left="0in" fo:margin-right="0in" fo:text-indent="2in" style:auto-text-indent="false"/>
      <style:text-properties style:font-name="Courier New" fo:font-size="12pt" style:font-size-asian="12pt" style:font-name-complex="Courier New" style:font-size-complex="12pt"/>
    </style:style>
    <style:style style:name="P32" style:family="paragraph" style:parent-style-name="Standard">
      <style:paragraph-properties fo:margin-left="0in" fo:margin-right="0in" fo:text-indent="2in" style:auto-text-indent="false"/>
      <style:text-properties style:font-name="Courier New" fo:font-size="12pt" officeooo:paragraph-rsid="00447cf6" style:font-size-asian="12pt" style:font-name-complex="Courier New" style:font-size-complex="12pt"/>
    </style:style>
    <style:style style:name="P33" style:family="paragraph" style:parent-style-name="Standard">
      <style:paragraph-properties fo:margin-left="0in" fo:margin-right="0in" fo:text-indent="2in" style:auto-text-indent="false"/>
      <style:text-properties style:font-name="Courier New" fo:font-size="12pt" officeooo:paragraph-rsid="004dc5a0" style:font-size-asian="12pt" style:font-name-complex="Courier New" style:font-size-complex="12pt"/>
    </style:style>
    <style:style style:name="P34" style:family="paragraph" style:parent-style-name="Standard">
      <style:paragraph-properties fo:margin-left="0in" fo:margin-right="0in" fo:text-indent="2in" style:auto-text-indent="false"/>
      <style:text-properties style:font-name="Courier New" fo:font-size="12pt" officeooo:paragraph-rsid="004e91de" style:font-size-asian="12pt" style:font-name-complex="Courier New" style:font-size-complex="12pt"/>
    </style:style>
    <style:style style:name="P35" style:family="paragraph" style:parent-style-name="Standard">
      <style:paragraph-properties fo:margin-left="0in" fo:margin-right="0in" fo:text-indent="2in" style:auto-text-indent="false"/>
      <style:text-properties style:font-name="Courier New" fo:font-size="12pt" officeooo:paragraph-rsid="005b4e25" style:font-size-asian="12pt" style:font-name-complex="Courier New" style:font-size-complex="12pt"/>
    </style:style>
    <style:style style:name="P36" style:family="paragraph" style:parent-style-name="Standard">
      <style:paragraph-properties fo:margin-left="0in" fo:margin-right="0in" fo:text-indent="2in" style:auto-text-indent="false"/>
      <style:text-properties style:font-name="Courier New" fo:font-size="12pt" officeooo:rsid="009dcd84" officeooo:paragraph-rsid="009dcd84" style:font-size-asian="12pt" style:font-name-complex="Courier New" style:font-size-complex="12pt"/>
    </style:style>
    <style:style style:name="P37" style:family="paragraph" style:parent-style-name="Standard">
      <style:paragraph-properties fo:margin-left="0in" fo:margin-right="0in" fo:text-indent="2in" style:auto-text-indent="false"/>
      <style:text-properties style:font-name="Courier New" fo:font-size="12pt" officeooo:paragraph-rsid="011c1959" style:font-size-asian="12pt" style:font-name-complex="Courier New" style:font-size-complex="12pt"/>
    </style:style>
    <style:style style:name="P38" style:family="paragraph" style:parent-style-name="Standard">
      <style:paragraph-properties fo:margin-left="0in" fo:margin-right="0in" fo:text-indent="2in" style:auto-text-indent="false"/>
      <style:text-properties style:font-name="Courier New" fo:font-size="12pt" officeooo:rsid="004ab4cb" officeooo:paragraph-rsid="019b0edc" style:font-size-asian="12pt" style:font-name-complex="Courier New" style:font-size-complex="12pt"/>
    </style:style>
    <style:style style:name="P39" style:family="paragraph" style:parent-style-name="Standard">
      <style:paragraph-properties fo:margin-left="0in" fo:margin-right="0in" fo:text-indent="2in" style:auto-text-indent="false"/>
      <style:text-properties style:font-name="Courier New" fo:font-size="12pt" officeooo:paragraph-rsid="004bfd2c" style:font-size-asian="12pt" style:font-name-complex="Courier New" style:font-size-complex="12pt"/>
    </style:style>
    <style:style style:name="P40" style:family="paragraph" style:parent-style-name="Standard">
      <style:paragraph-properties fo:margin-left="0in" fo:margin-right="0in" fo:text-indent="2in" style:auto-text-indent="false"/>
      <style:text-properties style:font-name="Courier New" fo:font-size="12pt" officeooo:paragraph-rsid="004c453b" style:font-size-asian="12pt" style:font-name-complex="Courier New" style:font-size-complex="12pt"/>
    </style:style>
    <style:style style:name="P41" style:family="paragraph" style:parent-style-name="Standard">
      <style:paragraph-properties fo:margin-left="0in" fo:margin-right="0in" fo:text-indent="2in" style:auto-text-indent="false"/>
      <style:text-properties style:font-name="Courier New" fo:font-size="12pt" officeooo:paragraph-rsid="019b0edc" style:font-size-asian="12pt" style:font-name-complex="Courier New" style:font-size-complex="12pt"/>
    </style:style>
    <style:style style:name="P42" style:family="paragraph" style:parent-style-name="Standard">
      <style:paragraph-properties fo:margin-left="0in" fo:margin-right="0in" fo:text-indent="2in" style:auto-text-indent="false"/>
      <style:text-properties style:font-name="Courier New" fo:font-size="12pt" officeooo:paragraph-rsid="024579a9" style:font-size-asian="12pt" style:font-name-complex="Courier New" style:font-size-complex="12pt"/>
    </style:style>
    <style:style style:name="P43" style:family="paragraph" style:parent-style-name="Standard">
      <style:paragraph-properties fo:margin-left="0in" fo:margin-right="0in" fo:text-indent="2in" style:auto-text-indent="false"/>
      <style:text-properties style:font-name="Courier New" fo:font-size="12pt" officeooo:paragraph-rsid="0288391f" style:font-size-asian="12pt" style:font-name-complex="Courier New" style:font-size-complex="12pt"/>
    </style:style>
    <style:style style:name="P44" style:family="paragraph" style:parent-style-name="Standard">
      <style:paragraph-properties fo:margin-left="0in" fo:margin-right="0in" fo:text-indent="2in" style:auto-text-indent="false"/>
      <style:text-properties officeooo:paragraph-rsid="004d7e5d"/>
    </style:style>
    <style:style style:name="P45" style:family="paragraph" style:parent-style-name="Standard">
      <style:paragraph-properties fo:margin-left="0in" fo:margin-right="0in" fo:text-indent="2in" style:auto-text-indent="false"/>
      <style:text-properties officeooo:paragraph-rsid="004dc5a0"/>
    </style:style>
    <style:style style:name="P46" style:family="paragraph" style:parent-style-name="Standard">
      <style:paragraph-properties fo:margin-left="0in" fo:margin-right="0in" fo:text-indent="2in" style:auto-text-indent="false"/>
      <style:text-properties officeooo:paragraph-rsid="00e5468d"/>
    </style:style>
    <style:style style:name="P4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style>
    <style:style style:name="P4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4bfd2c"/>
    </style:style>
    <style:style style:name="P4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4c453b"/>
    </style:style>
    <style:style style:name="P5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4d7e5d"/>
    </style:style>
    <style:style style:name="P5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4dc5a0"/>
    </style:style>
    <style:style style:name="P5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5b4e25"/>
    </style:style>
    <style:style style:name="P5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e5468d"/>
    </style:style>
    <style:style style:name="P5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19b0edc"/>
    </style:style>
    <style:style style:name="P5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style:font-size-asian="12pt" style:font-name-complex="Courier New" style:font-size-complex="12pt"/>
    </style:style>
    <style:style style:name="P5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447cf6" style:font-size-asian="12pt" style:font-name-complex="Courier New" style:font-size-complex="12pt"/>
    </style:style>
    <style:style style:name="P5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4dc5a0" style:font-size-asian="12pt" style:font-name-complex="Courier New" style:font-size-complex="12pt"/>
    </style:style>
    <style:style style:name="P5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4e91de" style:font-size-asian="12pt" style:font-name-complex="Courier New" style:font-size-complex="12pt"/>
    </style:style>
    <style:style style:name="P5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9b0edc" style:font-size-asian="12pt" style:font-name-complex="Courier New" style:font-size-complex="12pt"/>
    </style:style>
    <style:style style:name="P6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4579a9" style:font-size-asian="12pt" style:font-name-complex="Courier New" style:font-size-complex="12pt"/>
    </style:style>
    <style:style style:name="P6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4c7ddf" officeooo:paragraph-rsid="004c7ddf" style:font-size-asian="12pt" style:font-name-complex="Courier New" style:font-size-complex="12pt"/>
    </style:style>
    <style:style style:name="P6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9be7d4" officeooo:paragraph-rsid="009dcd84" style:font-size-asian="12pt" style:font-name-complex="Courier New" style:font-size-complex="12pt"/>
    </style:style>
    <style:style style:name="P6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4dc5a0" officeooo:paragraph-rsid="00e5468d" style:font-size-asian="12pt" style:font-name-complex="Courier New" style:font-size-complex="12pt"/>
    </style:style>
    <style:style style:name="P6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1c1959" officeooo:paragraph-rsid="011c1959" style:font-size-asian="12pt" style:font-name-complex="Courier New" style:font-size-complex="12pt"/>
    </style:style>
    <style:style style:name="P6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4c7ddf" officeooo:paragraph-rsid="004c7ddf"/>
    </style:style>
    <style:style style:name="P66" style:family="paragraph" style:parent-style-name="Standard">
      <style:paragraph-properties fo:margin-left="0in" fo:margin-right="0in" fo:text-indent="0in" style:auto-text-indent="false"/>
      <style:text-properties fo:font-size="12pt" style:font-size-asian="12pt" style:font-size-complex="12pt"/>
    </style:style>
    <style:style style:name="P67" style:family="paragraph" style:parent-style-name="Heading_20_3">
      <style:paragraph-properties fo:margin-top="0.1665in" fo:margin-bottom="0in" style:contextual-spacing="false"/>
    </style:style>
    <style:style style:name="P68" style:family="paragraph" style:parent-style-name="Heading_20_3">
      <style:paragraph-properties fo:margin-top="0.1665in" fo:margin-bottom="0in" style:contextual-spacing="false"/>
      <style:text-properties style:font-name="Courier New" style:font-name-complex="Courier New" style:font-size-complex="12pt"/>
    </style:style>
    <style:style style:name="P69" style:family="paragraph" style:parent-style-name="Heading_20_3">
      <style:paragraph-properties fo:margin-top="0.1665in" fo:margin-bottom="0in" style:contextual-spacing="false"/>
      <style:text-properties style:font-name="Courier New" officeooo:paragraph-rsid="019b0edc" style:font-name-complex="Courier New" style:font-size-complex="12pt"/>
    </style:style>
    <style:style style:name="P70" style:family="paragraph" style:parent-style-name="Heading_20_2">
      <style:text-properties officeooo:paragraph-rsid="019b0edc"/>
    </style:style>
    <style:style style:name="P71" style:family="paragraph" style:parent-style-name="Heading_20_2">
      <style:text-properties style:font-size-complex="12pt"/>
    </style:style>
    <style:style style:name="P72" style:family="paragraph" style:parent-style-name="Heading_20_2">
      <style:text-properties officeooo:paragraph-rsid="019b0edc" style:font-size-complex="12pt"/>
    </style:style>
    <style:style style:name="P73" style:family="paragraph" style:parent-style-name="Heading_20_2">
      <style:text-properties officeooo:paragraph-rsid="0083dcc7" style:font-size-complex="12pt"/>
    </style:style>
    <style:style style:name="T1" style:family="text">
      <style:text-properties style:font-size-complex="12pt"/>
    </style:style>
    <style:style style:name="T2" style:family="text">
      <style:text-properties officeooo:rsid="019b945e" style:font-size-complex="12pt"/>
    </style:style>
    <style:style style:name="T3" style:family="text">
      <style:text-properties style:font-name="Courier New" style:font-name-complex="Courier New" style:font-size-complex="12pt"/>
    </style:style>
    <style:style style:name="T4" style:family="text">
      <style:text-properties style:font-name="Courier New" officeooo:rsid="001e07d4" style:font-name-complex="Courier New" style:font-size-complex="12pt"/>
    </style:style>
    <style:style style:name="T5" style:family="text">
      <style:text-properties style:font-name="Courier New" officeooo:rsid="011c1959" style:font-name-complex="Courier New" style:font-size-complex="12pt"/>
    </style:style>
    <style:style style:name="T6" style:family="text">
      <style:text-properties style:font-name="Courier New" officeooo:rsid="01dae698" style:font-name-complex="Courier New" style:font-size-complex="12pt"/>
    </style:style>
    <style:style style:name="T7" style:family="text">
      <style:text-properties style:font-name="Courier New" fo:font-size="12pt" style:font-size-asian="12pt" style:font-name-complex="Courier New" style:font-size-complex="12pt"/>
    </style:style>
    <style:style style:name="T8" style:family="text">
      <style:text-properties style:font-name="Courier New" fo:font-size="12pt" officeooo:rsid="003825a3" style:font-size-asian="12pt" style:font-name-complex="Courier New" style:font-size-complex="12pt"/>
    </style:style>
    <style:style style:name="T9" style:family="text">
      <style:text-properties style:font-name="Courier New" fo:font-size="12pt" officeooo:rsid="0038c64c" style:font-size-asian="12pt" style:font-name-complex="Courier New" style:font-size-complex="12pt"/>
    </style:style>
    <style:style style:name="T10" style:family="text">
      <style:text-properties style:font-name="Courier New" fo:font-size="12pt" officeooo:rsid="003b5934" style:font-size-asian="12pt" style:font-name-complex="Courier New" style:font-size-complex="12pt"/>
    </style:style>
    <style:style style:name="T11" style:family="text">
      <style:text-properties style:font-name="Courier New" fo:font-size="12pt" officeooo:rsid="00447cf6" style:font-size-asian="12pt" style:font-name-complex="Courier New" style:font-size-complex="12pt"/>
    </style:style>
    <style:style style:name="T12" style:family="text">
      <style:text-properties style:font-name="Courier New" fo:font-size="12pt" officeooo:rsid="004ab4cb" style:font-size-asian="12pt" style:font-name-complex="Courier New" style:font-size-complex="12pt"/>
    </style:style>
    <style:style style:name="T13" style:family="text">
      <style:text-properties style:font-name="Courier New" fo:font-size="12pt" officeooo:rsid="004bfd2c" style:font-size-asian="12pt" style:font-name-complex="Courier New" style:font-size-complex="12pt"/>
    </style:style>
    <style:style style:name="T14" style:family="text">
      <style:text-properties style:font-name="Courier New" fo:font-size="12pt" officeooo:rsid="004c453b" style:font-size-asian="12pt" style:font-name-complex="Courier New" style:font-size-complex="12pt"/>
    </style:style>
    <style:style style:name="T15" style:family="text">
      <style:text-properties style:font-name="Courier New" fo:font-size="12pt" officeooo:rsid="004c7ddf" style:font-size-asian="12pt" style:font-name-complex="Courier New" style:font-size-complex="12pt"/>
    </style:style>
    <style:style style:name="T16" style:family="text">
      <style:text-properties style:font-name="Courier New" fo:font-size="12pt" officeooo:rsid="004d7e5d" style:font-size-asian="12pt" style:font-name-complex="Courier New" style:font-size-complex="12pt"/>
    </style:style>
    <style:style style:name="T17" style:family="text">
      <style:text-properties style:font-name="Courier New" fo:font-size="12pt" officeooo:rsid="004dc5a0" style:font-size-asian="12pt" style:font-name-complex="Courier New" style:font-size-complex="12pt"/>
    </style:style>
    <style:style style:name="T18" style:family="text">
      <style:text-properties style:font-name="Courier New" fo:font-size="12pt" officeooo:rsid="004e91de" style:font-size-asian="12pt" style:font-name-complex="Courier New" style:font-size-complex="12pt"/>
    </style:style>
    <style:style style:name="T19" style:family="text">
      <style:text-properties style:font-name="Courier New" fo:font-size="12pt" officeooo:rsid="004fc3d3" style:font-size-asian="12pt" style:font-name-complex="Courier New" style:font-size-complex="12pt"/>
    </style:style>
    <style:style style:name="T20" style:family="text">
      <style:text-properties style:font-name="Courier New" fo:font-size="12pt" officeooo:rsid="005a4c2a" style:font-size-asian="12pt" style:font-name-complex="Courier New" style:font-size-complex="12pt"/>
    </style:style>
    <style:style style:name="T21" style:family="text">
      <style:text-properties style:font-name="Courier New" fo:font-size="12pt" officeooo:rsid="005b4e25" style:font-size-asian="12pt" style:font-name-complex="Courier New" style:font-size-complex="12pt"/>
    </style:style>
    <style:style style:name="T22" style:family="text">
      <style:text-properties style:font-name="Courier New" fo:font-size="12pt" officeooo:rsid="009e55a6" style:font-size-asian="12pt" style:font-name-complex="Courier New" style:font-size-complex="12pt"/>
    </style:style>
    <style:style style:name="T23" style:family="text">
      <style:text-properties style:font-name="Courier New" fo:font-size="12pt" officeooo:rsid="009eae5c" style:font-size-asian="12pt" style:font-name-complex="Courier New" style:font-size-complex="12pt"/>
    </style:style>
    <style:style style:name="T24" style:family="text">
      <style:text-properties style:font-name="Courier New" fo:font-size="12pt" officeooo:rsid="00e14428" style:font-size-asian="12pt" style:font-name-complex="Courier New" style:font-size-complex="12pt"/>
    </style:style>
    <style:style style:name="T25" style:family="text">
      <style:text-properties style:font-name="Courier New" fo:font-size="12pt" officeooo:rsid="00e1a806" style:font-size-asian="12pt" style:font-name-complex="Courier New" style:font-size-complex="12pt"/>
    </style:style>
    <style:style style:name="T26" style:family="text">
      <style:text-properties style:font-name="Courier New" fo:font-size="12pt" officeooo:rsid="00e38036" style:font-size-asian="12pt" style:font-name-complex="Courier New" style:font-size-complex="12pt"/>
    </style:style>
    <style:style style:name="T27" style:family="text">
      <style:text-properties style:font-name="Courier New" fo:font-size="12pt" officeooo:rsid="00e5468d" style:font-size-asian="12pt" style:font-name-complex="Courier New" style:font-size-complex="12pt"/>
    </style:style>
    <style:style style:name="T28" style:family="text">
      <style:text-properties style:font-name="Courier New" fo:font-size="12pt" officeooo:rsid="011c1959" style:font-size-asian="12pt" style:font-name-complex="Courier New" style:font-size-complex="12pt"/>
    </style:style>
    <style:style style:name="T29" style:family="text">
      <style:text-properties style:font-name="Courier New" fo:font-size="12pt" officeooo:rsid="011c4a7f" style:font-size-asian="12pt" style:font-name-complex="Courier New" style:font-size-complex="12pt"/>
    </style:style>
    <style:style style:name="T30" style:family="text">
      <style:text-properties style:font-name="Courier New" fo:font-size="12pt" officeooo:rsid="011d9b43" style:font-size-asian="12pt" style:font-name-complex="Courier New" style:font-size-complex="12pt"/>
    </style:style>
    <style:style style:name="T31" style:family="text">
      <style:text-properties style:font-name="Courier New" fo:font-size="12pt" officeooo:rsid="012ebb41" style:font-size-asian="12pt" style:font-name-complex="Courier New" style:font-size-complex="12pt"/>
    </style:style>
    <style:style style:name="T32" style:family="text">
      <style:text-properties style:font-name="Courier New" fo:font-size="12pt" officeooo:rsid="016c9441" style:font-size-asian="12pt" style:font-name-complex="Courier New" style:font-size-complex="12pt"/>
    </style:style>
    <style:style style:name="T33" style:family="text">
      <style:text-properties style:font-name="Courier New" fo:font-size="12pt" officeooo:rsid="016cf72a" style:font-size-asian="12pt" style:font-name-complex="Courier New" style:font-size-complex="12pt"/>
    </style:style>
    <style:style style:name="T34" style:family="text">
      <style:text-properties style:font-name="Courier New" fo:font-size="12pt" officeooo:rsid="01877413" style:font-size-asian="12pt" style:font-name-complex="Courier New" style:font-size-complex="12pt"/>
    </style:style>
    <style:style style:name="T35" style:family="text">
      <style:text-properties style:font-name="Courier New" fo:font-size="12pt" officeooo:rsid="0188ec0d" style:font-size-asian="12pt" style:font-name-complex="Courier New" style:font-size-complex="12pt"/>
    </style:style>
    <style:style style:name="T36" style:family="text">
      <style:text-properties style:font-name="Courier New" fo:font-size="12pt" officeooo:rsid="01ba9701" style:font-size-asian="12pt" style:font-name-complex="Courier New" style:font-size-complex="12pt"/>
    </style:style>
    <style:style style:name="T37" style:family="text">
      <style:text-properties style:font-name="Courier New" fo:font-size="12pt" officeooo:rsid="0201683d" style:font-size-asian="12pt" style:font-name-complex="Courier New" style:font-size-complex="12pt"/>
    </style:style>
    <style:style style:name="T38" style:family="text">
      <style:text-properties style:font-name="Courier New" fo:font-size="12pt" officeooo:rsid="02080c9c" style:font-size-asian="12pt" style:font-name-complex="Courier New" style:font-size-complex="12pt"/>
    </style:style>
    <style:style style:name="T39" style:family="text">
      <style:text-properties style:font-name="Courier New" fo:font-size="12pt" officeooo:rsid="028686be" style:font-size-asian="12pt" style:font-name-complex="Courier New" style:font-size-complex="12pt"/>
    </style:style>
    <style:style style:name="T40" style:family="text">
      <style:text-properties style:text-position="super 58%" style:font-name="Courier New" fo:font-size="12pt" officeooo:rsid="004d7e5d" style:font-size-asian="12pt" style:font-name-complex="Courier New" style:font-size-complex="12pt"/>
    </style:style>
    <style:style style:name="T41" style:family="text">
      <style:text-properties officeooo:rsid="003825a3"/>
    </style:style>
    <style:style style:name="T42" style:family="text">
      <style:text-properties officeooo:rsid="0038c64c"/>
    </style:style>
    <style:style style:name="T43" style:family="text">
      <style:text-properties officeooo:rsid="004dc5a0"/>
    </style:style>
    <style:style style:name="T44" style:family="text">
      <style:text-properties officeooo:rsid="004e91de"/>
    </style:style>
    <style:style style:name="T45" style:family="text">
      <style:text-properties officeooo:rsid="004fc3d3"/>
    </style:style>
    <style:style style:name="T46" style:family="text">
      <style:text-properties officeooo:rsid="005b4e25"/>
    </style:style>
    <style:style style:name="T47" style:family="text">
      <style:text-properties officeooo:rsid="011c1959"/>
    </style:style>
    <style:style style:name="T48" style:family="text">
      <style:text-properties officeooo:rsid="012ebb41"/>
    </style:style>
    <style:style style:name="T49" style:family="text">
      <style:text-properties officeooo:rsid="0135c32e"/>
    </style:style>
    <style:style style:name="T50" style:family="text">
      <style:text-properties officeooo:rsid="016d27a4"/>
    </style:style>
    <style:style style:name="T51" style:family="text">
      <style:text-properties officeooo:rsid="0185381b"/>
    </style:style>
    <style:style style:name="T52" style:family="text">
      <style:text-properties officeooo:rsid="01877413"/>
    </style:style>
    <style:style style:name="T53" style:family="text">
      <style:text-properties officeooo:rsid="01d018b1"/>
    </style:style>
    <style:style style:name="T54" style:family="text">
      <style:text-properties officeooo:rsid="01d0fc6d"/>
    </style:style>
    <style:style style:name="T55" style:family="text">
      <style:text-properties officeooo:rsid="024579a9"/>
    </style:style>
    <style:style style:name="T56" style:family="text">
      <style:text-properties officeooo:rsid="0288391f"/>
    </style:style>
    <style:style style:name="T57" style:family="text">
      <style:text-properties officeooo:rsid="0288bdd8"/>
    </style:style>
    <style:style style:name="T58" style:family="text">
      <style:text-properties officeooo:rsid="0289fa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3"><text:span text:style-name="T4">LISA</text:span><text:span text:style-name="T3">’S HIGH SCHOOL MOVIE</text:span></text:h>
      <text:p text:style-name="P1"/>
      <text:h text:style-name="P70" text:outline-level="2"><text:span text:style-name="T1">Episode </text:span><text:span text:style-name="T2">9</text:span><text:span text:style-name="T1">: It’s Not Fun and Games Until Someone Loses an Eye</text:span></text:h>
      <text:h text:style-name="P69" text:outline-level="3">INT. GYM</text:h>
      <text:p text:style-name="P30"><text:span text:style-name="T24">The slow song ends, a</text:span><text:span text:style-name="T7"> fast song starts. Monica, Tim, </text:span><text:span text:style-name="T12">and</text:span><text:span text:style-name="T7"> </text:span><text:span text:style-name="T9">Rick </text:span><text:span text:style-name="T24">get off the bleachers</text:span><text:span text:style-name="T7"> </text:span><text:span text:style-name="T24">and </text:span><text:span text:style-name="T7">Lisa joins </text:span><text:span text:style-name="T24">them in</text:span><text:span text:style-name="T7"> a </text:span><text:span text:style-name="T9">dance</text:span><text:span text:style-name="T7"> circle.</text:span></text:p>
      <text:p text:style-name="P30"><text:span text:style-name="T7">Steve and Ken run around the gym with </text:span><text:span text:style-name="T8">f</text:span><text:span text:style-name="T7">riends, yelling </text:span><text:span text:style-name="T8">nonsense</text:span><text:span text:style-name="T7">, throwing something back and forth, keeping it away from </text:span><text:span text:style-name="T39">Billy</text:span><text:span text:style-name="T7">.</text:span></text:p>
      <text:p text:style-name="P41">STEVE</text:p>
      <text:p text:style-name="P59"><text:span text:style-name="T41">Squid</text:span>!</text:p>
      <text:p text:style-name="P12">Monica does an impression of John Travolta in Saturday Night Fever. Monica’s finger goes into Lisa’s eye.</text:p>
      <text:p text:style-name="P30"><text:span text:style-name="T7">Lisa cringes </text:span><text:span text:style-name="T10">on the floor</text:span><text:span text:style-name="T7"> in pain. Monica, Tim, </text:span><text:span text:style-name="T9">Rick</text:span><text:span text:style-name="T7"> gather around Lisa. </text:span></text:p>
      <text:p text:style-name="P41">MONICA</text:p>
      <text:p text:style-name="P59">Oh my god. Are you OK?</text:p>
      <text:p text:style-name="P6">A bunch of other kids come over to see what's going on.</text:p>
      <text:h text:style-name="P69" text:outline-level="3">INT. GYM LOBBY</text:h>
      <text:p text:style-name="P30"><text:span text:style-name="T7">Lisa sits with a damp cloth over her eye, </text:span><text:span text:style-name="T25">with her</text:span><text:span text:style-name="T7"> </text:span><text:span text:style-name="T9">head </text:span><text:span text:style-name="T25">down</text:span><text:span text:style-name="T7">. </text:span><text:span text:style-name="T9">She doesn't look up at all during this conversation.</text:span><text:span text:style-name="T7"> Monica comfort</text:span><text:span text:style-name="T8">s</text:span><text:span text:style-name="T7"> her. MRS. MOORE approaches.</text:span></text:p>
      <text:p text:style-name="P41">MRS. MOORE</text:p>
      <text:p text:style-name="P59">We called your parents.</text:p>
      <text:p text:style-name="P41">LISA</text:p>
      <text:p text:style-name="P59">No, no. Don’t call my parents.</text:p>
      <text:p text:style-name="P41">MRS. MOORE</text:p>
      <text:p text:style-name="P59">They’ll be here in a few minutes.</text:p>
      <text:p text:style-name="P12"><text:span text:style-name="T42">Mrs. Moore leaves the gym. </text:span>Rick comes over to check on Lisa.</text:p>
      <text:p text:style-name="P41">RICK</text:p>
      <text:p text:style-name="P59">How are you doing?</text:p>
      <text:p text:style-name="P41">LISA</text:p>
      <text:p text:style-name="P59">I<text:span text:style-name="T41">t hurts</text:span>, but I’ll get over it.</text:p>
      <text:p text:style-name="P12"><text:soft-page-break/>Tim comes over. </text:p>
      <text:p text:style-name="P41">TIM</text:p>
      <text:p text:style-name="P59">Can I see your eye?</text:p>
      <text:p text:style-name="P41">LISA</text:p>
      <text:p text:style-name="P59">I can’t open it right now.</text:p>
      <text:p text:style-name="P41">MONICA</text:p>
      <text:p text:style-name="P59">I <text:span text:style-name="T42">a</text:span>m so sorry.</text:p>
      <text:p text:style-name="P41">LISA</text:p>
      <text:p text:style-name="P59"><text:span text:style-name="T42">Y</text:span>ou didn’t mean <text:span text:style-name="T42">to do</text:span> it.</text:p>
      <text:p text:style-name="P12">Mrs. Moore returns.</text:p>
      <text:p text:style-name="P41">MRS. MOORE</text:p>
      <text:p text:style-name="P59">Your dad’s here. </text:p>
      <text:p text:style-name="P12">Tim looks scared. <text:span text:style-name="T41">He</text:span> motions to Monica <text:span text:style-name="T42">and Rick</text:span>.</text:p>
      <text:p text:style-name="P41">TIM</text:p>
      <text:p text:style-name="P59"><text:span text:style-name="T41">Let's</text:span> leave before her dad comes in.</text:p>
      <text:p text:style-name="P41">MONICA</text:p>
      <text:p text:style-name="P59">Why?</text:p>
      <text:p text:style-name="P30"><text:span text:style-name="T7">Tim, Monica, </text:span><text:span text:style-name="T9">Rick</text:span><text:span text:style-name="T7"> walk away.</text:span></text:p>
      <text:p text:style-name="P41">TIM</text:p>
      <text:p text:style-name="P59">You haven’t met her dad, have you?</text:p>
      <text:p text:style-name="P41">MONICA</text:p>
      <text:p text:style-name="P59">No. Lisa always comes <text:span text:style-name="T41">over</text:span> to my house <text:span text:style-name="T42">when we hang out</text:span>.</text:p>
      <text:p text:style-name="P30"><text:span text:style-name="T7">Dad enters, grouchy, goes to Lisa. </text:span><text:span text:style-name="T9">She's still facing the floor. Mrs. Moore goes into the gym.</text:span></text:p>
      <text:p text:style-name="P41">DAD</text:p>
      <text:p text:style-name="P59">What<text:span text:style-name="T41">'s going on</text:span>?</text:p>
      <text:p text:style-name="P41">LISA</text:p>
      <text:p text:style-name="P54"><text:span text:style-name="T7">I don’t </text:span><text:span text:style-name="T8">need</text:span><text:span text:style-name="T7"> to go home. I’ll be fine in a few minutes. </text:span></text:p>
      <text:p text:style-name="P30"><text:span text:style-name="T7">Steve, in his group of Friends, sees Lis</text:span><text:span text:style-name="T8">a</text:span><text:span text:style-name="T7"> with a parent. Steve rushes over. He’s very attentive.</text:span></text:p>
      <text:p text:style-name="P41">STEVE</text:p>
      <text:p text:style-name="P59">Are you hurt bad? </text:p>
      <text:p text:style-name="P41"><text:soft-page-break/>LISA</text:p>
      <text:p text:style-name="P59">I’<text:span text:style-name="T41">m doing great!</text:span></text:p>
      <text:p text:style-name="P12">Dad walks off with Steve. </text:p>
      <text:p text:style-name="P30"><text:span text:style-name="T7">Steve and Dad talk </text:span><text:span text:style-name="T9">in the background</text:span><text:span text:style-name="T7">, we can’t hear them. <text:s/>Dad hands him a bottle of saline solution and a glasses case.</text:span></text:p>
      <text:p text:style-name="P12">Dad returns.</text:p>
      <text:p text:style-name="P41">DAD</text:p>
      <text:p text:style-name="P59">Who was that boy who came over to ask how you were doing?</text:p>
      <text:p text:style-name="P41">LISA</text:p>
      <text:p text:style-name="P59">I don’t know. I couldn’t see.</text:p>
      <text:p text:style-name="P41">DAD</text:p>
      <text:p text:style-name="P59">Well, you’d better find out because he has your s<text:span text:style-name="T51">tuff</text:span>.</text:p>
      <text:p text:style-name="P30"><text:span text:style-name="T7">Dad </text:span><text:span text:style-name="T8">leaves the gym. </text:span><text:span text:style-name="T12">Monica</text:span><text:span text:style-name="T8"> come</text:span><text:span text:style-name="T9">s</text:span><text:span text:style-name="T8"> </text:span><text:span text:style-name="T9">over</text:span><text:span text:style-name="T8"> to Lisa.</text:span><text:span text:style-name="T7"> </text:span></text:p>
      <text:p text:style-name="P38">MONICA</text:p>
      <text:p text:style-name="P59">Steve <text:span text:style-name="T51">i</text:span>s <text:span text:style-name="T51">holding</text:span> your saline solution and glasses <text:span text:style-name="T51">for you</text:span>. </text:p>
      <text:p text:style-name="P30"><text:span text:style-name="T9">Now Lisa looks up, still holding a cloth over her eye</text:span><text:span text:style-name="T8">.</text:span><text:span text:style-name="T7"> </text:span></text:p>
      <text:h text:style-name="P72" text:outline-level="2">Episode <text:span text:style-name="T50">10</text:span>: Award Ceremony</text:h>
      <text:h text:style-name="P68" text:outline-level="3">INT. CAFETERIA</text:h>
      <text:p text:style-name="P16"><text:span text:style-name="T7">The chairs are in rows facing the stage. Everyone is dressed up. </text:span><text:span text:style-name="T11">A sign on the stage says “</text:span><text:span text:style-name="T12">Spring 1986</text:span><text:span text:style-name="T11"> Academic Awards Ceremony.” </text:span><text:span text:style-name="T14">There's a lot of background chatter.</text:span></text:p>
      <text:p text:style-name="P16"><text:span text:style-name="T7">Lisa enters with M</text:span><text:span text:style-name="T34">om</text:span><text:span text:style-name="T7"> and Dad. She sees Rick, smiles. </text:span><text:span text:style-name="T11">She</text:span><text:span text:style-name="T7"> goes over to Rick and talks.</text:span></text:p>
      <text:p text:style-name="P3">Lisa’s Parents take a seat in one of the rows of folding chairs.</text:p>
      <text:p text:style-name="P2"><text:span text:style-name="T7">Long shot: Tim, John </text:span><text:span text:style-name="T12">Schmaltz each</text:span><text:span text:style-name="T7"> come over and say hi, talk for a moment, go on to the next friend. Monica comes over to Lisa. Lisa’s done talking to Rick, walks away, looks back and smiles at him. We hear lots of crowd chatter.</text:span></text:p>
      <text:p text:style-name="P3">Monica and Lisa take a seat next to Lisa’s Parents. </text:p>
      <text:p text:style-name="P3"><text:soft-page-break/>Steve and Ken walk in with MRS. OLDHAM and Mr. Oldham. The Oldhams are uncharacteristically well-dressed <text:span text:style-name="T53">(ties)</text:span> and well-behaved. They stick by their parents, looking around. They don’t see any of their friends.</text:p>
      <text:p text:style-name="P3">Lisa sees them, does a double-take. She sighs, <text:span text:style-name="T52">irrita</text:span>ted. She gets Monica’s attention.</text:p>
      <text:p text:style-name="P31">LISA </text:p>
      <text:p text:style-name="P55">What are THEY doing here? This is supposed to be for the smart people. </text:p>
      <text:p text:style-name="P31">MONICA</text:p>
      <text:p text:style-name="P55">Yeah. Without the obnoxious people to bother us. </text:p>
      <text:p text:style-name="P2"><text:span text:style-name="T7">The Oldhams take a seat on the other side of the cafeteria. Steve hides behind his mom, peeks at Lisa. Ken </text:span><text:span text:style-name="T11">does his nod thing, trying to convince Steve to go over by Lisa</text:span><text:span text:style-name="T7">. Steve shakes his head no and continues to try to hide behind his mom while catching an occasional glimpse of Lisa. Ken wanders off.</text:span></text:p>
      <text:p text:style-name="P3">Ken trolls the cafeteria looking for his friends. Doesn’t see any of them.</text:p>
      <text:p text:style-name="P2"><text:span text:style-name="T7">Lisa’s eyes follow Ken</text:span><text:span text:style-name="T11">, watching very suspiciously</text:span><text:span text:style-name="T7">. She doesn’t take her eyes off of him. </text:span></text:p>
      <text:p text:style-name="P3">Ken’s still trolling, getting closer to Lisa’s row. He’s looking directly at her, heading for her.</text:p>
      <text:p text:style-name="P3">Lisa’s eyes widen.</text:p>
      <text:p text:style-name="P7">Ken smiles at her.</text:p>
      <text:p text:style-name="P16"><text:span text:style-name="T11">Lisa tries to </text:span><text:span text:style-name="T12">scowl</text:span><text:span text:style-name="T11"> at him, but she can't stifle a smile.</text:span></text:p>
      <text:p text:style-name="P16"><text:span text:style-name="T7">Ken stops when he gets to Lisa’s row. </text:span><text:span text:style-name="T12">He doesn't know what to say and they stare at each other for a moment.</text:span></text:p>
      <text:p text:style-name="P31">KEN</text:p>
      <text:p text:style-name="P55">Do you know where Deno Macsenti is?</text:p>
      <text:p text:style-name="P3">Lisa looks puzzled.</text:p>
      <text:p text:style-name="P31">LISA</text:p>
      <text:p text:style-name="P55">I haven’t seen him.</text:p>
      <text:p text:style-name="P4">Steve watches Ken and Lisa, peeking out from behind his mom.</text:p>
      <text:p text:style-name="P32"><text:soft-page-break/>KEN</text:p>
      <text:p text:style-name="P55">I thought he was going to be here.</text:p>
      <text:p text:style-name="P16"><text:span text:style-name="T7">Lisa’s point of view: Ken moves on, walks toward Steve and his parents. </text:span><text:span text:style-name="T11">Lisa and Monica look at each other, incredulous.</text:span></text:p>
      <text:p text:style-name="P32">LISA</text:p>
      <text:p text:style-name="P56">Well _I_ did NOT think that Deno - or the Oldhams - were going to be here. </text:p>
      <text:p text:style-name="P4">Ken talks to Steve in the background. Steve cringes, tries to hide behind Ken.</text:p>
      <text:p text:style-name="P31">MONICA</text:p>
      <text:p text:style-name="P56">Stupid Oldhams.</text:p>
      <text:p text:style-name="P17"><text:span text:style-name="T7">Lisa's </text:span><text:span text:style-name="T27">M</text:span><text:span text:style-name="T7">om give</text:span><text:span text:style-name="T27">s</text:span><text:span text:style-name="T7"> them a dirty look and shushes them. Lisa looks away from her mom and pouts angrily.</text:span></text:p>
      <text:p text:style-name="P8">Ken sneaks up behind Lisa.</text:p>
      <text:p text:style-name="P31">KEN</text:p>
      <text:p text:style-name="P55">Do you want to sit by us?</text:p>
      <text:p text:style-name="P28"><text:span text:style-name="T7">Lisa jumps. </text:span><text:span text:style-name="T27">Steve is watching them, half hiding behind his mom.</text:span></text:p>
      <text:p text:style-name="P28"><text:span text:style-name="T27">Lisa </text:span><text:span text:style-name="T7">turns to her Mom, excited.</text:span></text:p>
      <text:p text:style-name="P31">LISA</text:p>
      <text:p text:style-name="P47"><text:span text:style-name="T11">C</text:span><text:span text:style-name="T7">an we sit by them?</text:span></text:p>
      <text:p text:style-name="P31">MOM (grouchy)</text:p>
      <text:p text:style-name="P55">No. You stay right here <text:span text:style-name="T54">and don't move</text:span>.</text:p>
      <text:p text:style-name="P3">Lisa turns to Ken.</text:p>
      <text:p text:style-name="P31">LISA</text:p>
      <text:p text:style-name="P55">No.</text:p>
      <text:p text:style-name="P2"><text:span text:style-name="T7">Ken walks </text:span><text:span text:style-name="T26">back to his parents</text:span><text:span text:style-name="T7">. </text:span></text:p>
      <text:p text:style-name="P3">Mrs. Moore comes to the microphone on stage. </text:p>
      <text:p text:style-name="P39">MRS MOORE</text:p>
      <text:p text:style-name="P48"><text:span text:style-name="T13">Good evening everyone</text:span><text:span text:style-name="T7">.</text:span></text:p>
      <text:p text:style-name="P18"><text:span text:style-name="T13">Background chatter dies down</text:span><text:span text:style-name="T7">. </text:span><text:span text:style-name="T32">Mrs. Moore reads a script </text:span><text:span text:style-name="T33">at the podium</text:span><text:span text:style-name="T32">.</text:span></text:p>
      <text:p text:style-name="P40"><text:soft-page-break/>MRS MOORE</text:p>
      <text:p text:style-name="P49"><text:span text:style-name="T14">Welcome to our annual awards ceremony</text:span><text:span text:style-name="T7">. </text:span><text:span text:style-name="T15">Tonight we reward those students who strive for academic excellence. </text:span></text:p>
      <text:p text:style-name="P61">We'll start with a special award for achievement beyond what was taught in the classroom. Every year our students take the State Math Test and compete against students across Arizona. We don't prepare students specifically for these tests, rather, students go into this test not having seen examples of the types of problems to expect in advance. These tests measure students' ability, not preparation. </text:p>
      <text:p text:style-name="P65"><text:span text:style-name="T7">For the first year in Bourgade history, we have a student who placed in the top 10 – </text:span><text:span text:style-name="T16">not 10 percent, but 10 students – on the State Math Test. This award goes to sophomore Lisa Schaefer, for taking 2</text:span><text:span text:style-name="T40">nd</text:span><text:span text:style-name="T16"> place on the Arizona State Math Test.</text:span></text:p>
      <text:p text:style-name="P19"><text:span text:style-name="T16">The cafeteria bursts into applause</text:span><text:span text:style-name="T7">. </text:span><text:span text:style-name="T16">Lisa gets up and goes to the stage. Steve and Ken applaud</text:span><text:span text:style-name="T17"> enthusiastically</text:span><text:span text:style-name="T16"> and smile as they watch her go to the stage.</text:span></text:p>
      <text:p text:style-name="P19"><text:span text:style-name="T16">On stage Mrs. Moore hands Lisa a plaque. They shake hands and </text:span><text:span text:style-name="T17">a P</text:span><text:span text:style-name="T36">HOTOGRAPHER</text:span><text:span text:style-name="T16"> takes their picture. Lisa leaves the stage with her plaque, people applaud again. In the background Mrs. Moore talks:</text:span></text:p>
      <text:p text:style-name="P44"><text:span text:style-name="T7">MRS </text:span><text:span text:style-name="T16">MOORE</text:span></text:p>
      <text:p text:style-name="P50"><text:span text:style-name="T7">The </text:span><text:span text:style-name="T16">next</text:span><text:span text:style-name="T7"> award </text:span><text:span text:style-name="T16">is for </text:span><text:span text:style-name="T31">chemistry</text:span><text:span text:style-name="T7">...</text:span></text:p>
      <text:p text:style-name="P19"><text:span text:style-name="T16">Lisa smiles at Steve as she walks to her seat. He smiles back.</text:span><text:span text:style-name="T7"> </text:span></text:p>
      <text:h text:style-name="P68" text:outline-level="3">INT. CAFETERIA</text:h>
      <text:p text:style-name="P20"><text:span text:style-name="T16">A few minutes have elapsed. </text:span><text:span text:style-name="T17">John Schmaltz walks off stage with a certificate in his hand.</text:span><text:span text:style-name="T16"> Mr. Cotter </text:span><text:span text:style-name="T17">is at</text:span><text:span text:style-name="T16"> the microphone on stage. </text:span></text:p>
      <text:p text:style-name="P33">MR COTTER</text:p>
      <text:p text:style-name="P51"><text:span text:style-name="T7">The World History </text:span><text:span text:style-name="T17">award</text:span><text:span text:style-name="T7"> goes to Lisa Schaefer.</text:span></text:p>
      <text:p text:style-name="P27"><text:soft-page-break/><text:span text:style-name="T7">Applause. </text:span><text:span text:style-name="T22">John </text:span><text:span text:style-name="T27">is</text:span><text:span text:style-name="T22"> walk</text:span><text:span text:style-name="T27">ing</text:span><text:span text:style-name="T22"> to his seat.</text:span></text:p>
      <text:p text:style-name="P36">JOHN SCHMALTZ</text:p>
      <text:p text:style-name="P62">Catfish!</text:p>
      <text:p text:style-name="P27"><text:span text:style-name="T22">As </text:span><text:span text:style-name="T7">Lisa </text:span><text:span text:style-name="T17">walks </text:span><text:span text:style-name="T7">to the stage, </text:span><text:span text:style-name="T22">she </text:span><text:span text:style-name="T31">stutter-steps, startled, and</text:span><text:span text:style-name="T22"> looks at John confused</text:span><text:span text:style-name="T27">ly</text:span><text:span text:style-name="T7">. </text:span><text:span text:style-name="T22">Did he call me a catfish?</text:span></text:p>
      <text:p text:style-name="P5">Steve watches her, <text:span text:style-name="T43">smiles</text:span>. <text:span text:style-name="T43">His applause is still hearty but not as enthusiastic. </text:span></text:p>
      <text:p text:style-name="P20"><text:span text:style-name="T22">On stage, </text:span><text:span text:style-name="T7">Lisa shakes hands with Mr. Cotter </text:span><text:span text:style-name="T17">as</text:span><text:span text:style-name="T7"> </text:span><text:span text:style-name="T17">he</text:span><text:span text:style-name="T7"> hands her a certificate. </text:span><text:span text:style-name="T17">Photographer</text:span><text:span text:style-name="T7"> takes their picture. </text:span><text:span text:style-name="T17">Lisa leaves the stage. </text:span><text:span text:style-name="T27">She looks over and sees Steve watching her. He half hides behind his mom.</text:span></text:p>
      <text:p text:style-name="P20"><text:span text:style-name="T16">MR. HAAS </text:span><text:span text:style-name="T17">comes to</text:span><text:span text:style-name="T16"> the microphone on stage. </text:span></text:p>
      <text:p text:style-name="P20"><text:span text:style-name="T7">Ken </text:span><text:span text:style-name="T17">looks at Steve and</text:span><text:span text:style-name="T7"> </text:span><text:span text:style-name="T17">combs</text:span><text:span text:style-name="T7"> hi</text:span><text:span text:style-name="T17">s hair</text:span><text:span text:style-name="T7"> with </text:span><text:span text:style-name="T17">a pencil</text:span><text:span text:style-name="T7">. </text:span></text:p>
      <text:p text:style-name="P33">KEN </text:p>
      <text:p text:style-name="P57">Ya ya ya. </text:p>
      <text:p text:style-name="P20"><text:span text:style-name="T17">Steve takes the pencil and mimics Ken.</text:span><text:span text:style-name="T7"> </text:span></text:p>
      <text:p text:style-name="P45"><text:span text:style-name="T17">STEVE</text:span><text:span text:style-name="T7"> </text:span></text:p>
      <text:p text:style-name="P57">Ya ya ya.</text:p>
      <text:p text:style-name="P21"><text:span text:style-name="T7">Mr. Haas </text:span><text:span text:style-name="T27">looks down at</text:span><text:span text:style-name="T7"> some paper, combs his bald head with a pencil.</text:span></text:p>
      <text:p text:style-name="P33">MR. HAAS </text:p>
      <text:p text:style-name="P63">Ya ya ya. </text:p>
      <text:p text:style-name="P22"><text:span text:style-name="T27">Mr. Haas </text:span><text:span text:style-name="T7">fumbles with </text:span><text:span text:style-name="T27">the paper </text:span><text:span text:style-name="T31">like he doesn't know what he's doing</text:span><text:span text:style-name="T27">.</text:span></text:p>
      <text:p text:style-name="P9">Ken and Steve do the pencil combing on each other, make exaggerated <text:span text:style-name="T48">Ya</text:span> faces while mouthing Ya Ya Ya, mess up each other's hair. They laugh. </text:p>
      <text:p text:style-name="P46"><text:span text:style-name="T7">MR. HAAS </text:span><text:span text:style-name="T27">(OS)</text:span></text:p>
      <text:p text:style-name="P53"><text:span text:style-name="T17">The next award is, </text:span><text:span text:style-name="T31">ya,</text:span><text:span text:style-name="T17"> sophomore English. This award goes</text:span><text:span text:style-name="T7"> to,</text:span><text:span text:style-name="T31"> ya ya,</text:span><text:span text:style-name="T7"> Ken Oldham.</text:span></text:p>
      <text:p text:style-name="P20"><text:span text:style-name="T7">Applause. Ken goes to the stage </text:span><text:span text:style-name="T17">straightening his hair </text:span><text:span text:style-name="T27">as</text:span><text:span text:style-name="T7"> </text:span><text:span text:style-name="T27">Steve looks over at Lisa.</text:span></text:p>
      <text:p text:style-name="P45"><text:span text:style-name="T7">LISA </text:span><text:span text:style-name="T17">(</text:span><text:span text:style-name="T23">whispers </text:span><text:span text:style-name="T17">to Monica)</text:span></text:p>
      <text:p text:style-name="P57"><text:soft-page-break/>Mr. Haas! That explains why the Oldhams are here.</text:p>
      <text:p text:style-name="P20"><text:span text:style-name="T7">Ken shakes hands with Mr. Haas </text:span><text:span text:style-name="T17">while he</text:span><text:span text:style-name="T7"> hands </text:span><text:span text:style-name="T17">Ken</text:span><text:span text:style-name="T7"> a certificate. Ken makes a stupid face for the camera, saying Ya, combing his hair with his finger. </text:span><text:span text:style-name="T17">Ken leaves the stage.</text:span></text:p>
      <text:p text:style-name="P20"><text:span text:style-name="T7">MRS. SCULLY </text:span><text:span text:style-name="T16">is at</text:span><text:span text:style-name="T7"> the microphon</text:span><text:span text:style-name="T17">e</text:span><text:span text:style-name="T7">. </text:span></text:p>
      <text:p text:style-name="P31">MRS SCULLY</text:p>
      <text:p text:style-name="P47"><text:span text:style-name="T7">The award for </text:span><text:span text:style-name="T17">sophomore</text:span><text:span text:style-name="T7"> English Analysis, </text:span><text:span text:style-name="T17">Bourgades' Honors English course,</text:span><text:span text:style-name="T7"> goes to Lisa Schaefer.</text:span></text:p>
      <text:p text:style-name="P2"><text:span text:style-name="T7">Applause. Lisa </text:span><text:span text:style-name="T17">walks on</text:span><text:span text:style-name="T7">to the stage. </text:span></text:p>
      <text:p text:style-name="P20"><text:span text:style-name="T7">Steve watches her</text:span><text:span text:style-name="T17">,</text:span><text:span text:style-name="T7"> slouches in his seat. </text:span></text:p>
      <text:p text:style-name="P2"><text:span text:style-name="T7">Lisa shakes hands with Mrs. Scully, </text:span><text:span text:style-name="T17">Mrs. Scully</text:span><text:span text:style-name="T7"> hands her a certificate, </text:span><text:span text:style-name="T17">Photographer</text:span><text:span text:style-name="T7"> takes their picture, </text:span><text:span text:style-name="T17">Lisa leaves the stage, </text:span><text:span text:style-name="T27">looking toward Steve</text:span><text:span text:style-name="T17">.</text:span></text:p>
      <text:p text:style-name="P24"><text:span text:style-name="T17">S</text:span><text:span text:style-name="T7">teve hides from Lisa behind Ken.</text:span></text:p>
      <text:h text:style-name="P68" text:outline-level="3">INT. CAFETERIA</text:h>
      <text:p text:style-name="P2"><text:span text:style-name="T7">Mr. Arena </text:span><text:span text:style-name="T18">is at</text:span><text:span text:style-name="T7"> the microphone on stage. </text:span></text:p>
      <text:p text:style-name="P31">MR ARENA</text:p>
      <text:p text:style-name="P51"><text:span text:style-name="T7">Th</text:span><text:span text:style-name="T18">is year's</text:span><text:span text:style-name="T7"> inductees for National Honor Society are: Robert Bodnar. Rick Buelow. Billy Chavira. Joanne Deniston. Lisa Schaefer. John Schmaltz.</text:span></text:p>
      <text:p text:style-name="P3"><text:span text:style-name="T43">Applause. Robert</text:span>, Rick, <text:span text:style-name="T45">Hispanic Kid</text:span>, <text:span text:style-name="T43">Joanne, Lisa, John Schmaltz walk onto the stage</text:span>.</text:p>
      <text:p text:style-name="P2"><text:span text:style-name="T7">Steve watches </text:span><text:span text:style-name="T17">Lisa</text:span><text:span text:style-name="T7">, slouches in his seat. </text:span></text:p>
      <text:h text:style-name="P68" text:outline-level="3">INT. CAFETERIA</text:h>
      <text:p text:style-name="P2"><text:span text:style-name="T18">Montage: </text:span><text:span text:style-name="T7">TEACHER 1 </text:span><text:span text:style-name="T18">at</text:span><text:span text:style-name="T7"> the microphone on stage. </text:span></text:p>
      <text:p text:style-name="P31">TEACHER 1</text:p>
      <text:p text:style-name="P47"><text:span text:style-name="T7">...</text:span><text:span text:style-name="T18">award goes to </text:span><text:span text:style-name="T7">Lisa Schaefer.</text:span></text:p>
      <text:p text:style-name="P2"><text:span text:style-name="T7">Applause. </text:span><text:span text:style-name="T18">Lisa </text:span><text:span text:style-name="T19">walks to Teacher 1 and</text:span><text:span text:style-name="T18"> </text:span><text:span text:style-name="T19">shakes hands with him/her while Photographer takes picture</text:span><text:span text:style-name="T18">. </text:span></text:p>
      <text:p text:style-name="P25"><text:span text:style-name="T19">S</text:span><text:span text:style-name="T7">teve slouches farther into his seat.</text:span></text:p>
      <text:p text:style-name="P31"><text:soft-page-break/>TEACHER 2 <text:span text:style-name="T44">(VO)</text:span></text:p>
      <text:p text:style-name="P55">Lisa Schaefer</text:p>
      <text:p text:style-name="P23"><text:span text:style-name="T7">Applause. </text:span><text:span text:style-name="T18">Lisa shakes hands with Teacher 2 while Photographer takes picture.</text:span></text:p>
      <text:p text:style-name="P34">TEACHER <text:span text:style-name="T44">3 (VO)</text:span></text:p>
      <text:p text:style-name="P58">Lisa Schaefer</text:p>
      <text:p text:style-name="P10">Applause. Lisa shakes hands with Teacher 3 while Photographer takes picture.</text:p>
      <text:p text:style-name="P34">TEACHER <text:span text:style-name="T44">4 (VO)</text:span></text:p>
      <text:p text:style-name="P58">Lisa Schaefer</text:p>
      <text:p text:style-name="P10">Applause. Lisa shakes hands with Teacher 4 while Photographer takes picture.</text:p>
      <text:p text:style-name="P23"><text:span text:style-name="T7">Applause </text:span><text:span text:style-name="T18">continues</text:span><text:span text:style-name="T7">.</text:span> <text:span text:style-name="T7">Steve </text:span><text:span text:style-name="T18">watche</text:span><text:span text:style-name="T7">s at Lisa, slouches even further until he’s almost falling off the seat.</text:span></text:p>
      <text:p text:style-name="P31">MRS. OLDHAM</text:p>
      <text:p text:style-name="P55">Sit up!</text:p>
      <text:p text:style-name="P3">Lisa <text:span text:style-name="T44">walks back to her seat and sees his mom pulling him up. </text:span></text:p>
      <text:h text:style-name="P68" text:outline-level="3">INT. CAFETERIA</text:h>
      <text:p text:style-name="P26"><text:span text:style-name="T20">An over the shoulder shot of </text:span><text:span text:style-name="T19">Lisa gather</text:span><text:span text:style-name="T20">ing</text:span><text:span text:style-name="T19"> up all her certificates and plaque</text:span><text:span text:style-name="T18">. </text:span><text:span text:style-name="T35">Mrs. Moore is on stage in the background.</text:span></text:p>
      <text:p text:style-name="P35">MRS. MOORE</text:p>
      <text:p text:style-name="P55">Thank you everyone for coming <text:span text:style-name="T52">to this year's awards ceremony</text:span>.</text:p>
      <text:p text:style-name="P35">M<text:span text:style-name="T46">OM (to Lisa)</text:span></text:p>
      <text:p text:style-name="P52"><text:span text:style-name="T21">You </text:span><text:span text:style-name="T37">a</text:span><text:span text:style-name="T21">re going to bend them!</text:span></text:p>
      <text:p text:style-name="P11">Mom yanks the certificates away from Lisa, one tears.</text:p>
      <text:h text:style-name="P73" text:outline-level="2">Episode 13: Drugs</text:h>
      <text:h text:style-name="P67" text:outline-level="3"><text:span text:style-name="T5">EX</text:span><text:span text:style-name="T3">T. </text:span><text:span text:style-name="T5">UNDER FOOTBALL BLEACHERS - </text:span><text:span text:style-name="T6">NOON</text:span></text:h>
      <text:p text:style-name="P2"><text:span text:style-name="T28">Ken and Steve are smoking joints. </text:span><text:span text:style-name="T29">Sitting in the grass, doing nothing, saying nothing.</text:span></text:p>
      <text:p text:style-name="P29"><text:span text:style-name="T29">I</text:span><text:span text:style-name="T7">n the background </text:span><text:span text:style-name="T30">behind Steve</text:span><text:span text:style-name="T7">, a blurry figure approaches. Ken </text:span><text:span text:style-name="T30">looks up</text:span><text:span text:style-name="T7"> sees </text:span><text:span text:style-name="T30">Mrs. Moore, puts out his joint</text:span><text:span text:style-name="T7"> </text:span><text:span text:style-name="T30">and hides </text:span><text:soft-page-break/><text:span text:style-name="T30">it. Steve turns </text:span><text:span text:style-name="T38">to see what Ken is looking at</text:span><text:span text:style-name="T30"> and blows out a puff of smoke.</text:span></text:p>
      <text:p text:style-name="P37">M<text:span text:style-name="T47">RS. MOORE </text:span></text:p>
      <text:p text:style-name="P64">Steve!</text:p>
      <text:h text:style-name="P71" text:outline-level="2">Episode 28: Graduation</text:h>
      <text:h text:style-name="P68" text:outline-level="3">INT. CHURCH</text:h>
      <text:p text:style-name="P3">Graduation rehearsal. Rick <text:span text:style-name="T57">and Monica sit</text:span> with Lisa. <text:span text:style-name="T58">Mrs. Moore approaches.</text:span></text:p>
      <text:p text:style-name="P31">MRS. MOORE </text:p>
      <text:p text:style-name="P55"><text:span text:style-name="T56">T</text:span>urn in a copy of <text:span text:style-name="T56">your</text:span> speech to the office <text:span text:style-name="T57">this afternoon</text:span>. </text:p>
      <text:p text:style-name="P31">LISA</text:p>
      <text:p text:style-name="P55">Can’t I just say that I was glad it was all over and now it’s time to move on?</text:p>
      <text:p text:style-name="P3">Mrs. Moore gives Lisa a don’t be a wise-mouth look. Lisa smiles, Mrs. Moore smiles back. Lisa whispers to Monica.</text:p>
      <text:p text:style-name="P31">LISA</text:p>
      <text:p text:style-name="P55">That really is my plan.</text:p>
      <text:p text:style-name="P3"><text:span text:style-name="T58">Kids get up out of the pews and prepare to leave. </text:span>To Mrs. Moore</text:p>
      <text:p text:style-name="P31">LISA</text:p>
      <text:p text:style-name="P55">Fine. I’ll do it this afternoon.</text:p>
      <text:p text:style-name="P3">To all graduates</text:p>
      <text:p text:style-name="P31">MRS. MOORE</text:p>
      <text:p text:style-name="P55"><text:span text:style-name="T58">Remember: t</text:span>he girls will get kicked out of church and won't graduate if you don't wear a proper dress under your robes. </text:p>
      <text:p text:style-name="P3">To Monica</text:p>
      <text:p text:style-name="P31">LISA</text:p>
      <text:p text:style-name="P55">Nobody was going to see our dresses. We’re going to a swim party afterward. What do we need dresses for?</text:p>
      <text:h text:style-name="P68" text:outline-level="3">INT. LISA’S ROOM</text:h>
      <text:p text:style-name="P3"><text:soft-page-break/><text:span text:style-name="T56">Lisa</text:span> w<text:span text:style-name="T56">ears</text:span> a swimsuit, with a T-shirt over it. Looks in the mirror. </text:p>
      <text:p text:style-name="P3">She puts the robe on over the T-shirt. Lisa safety pins the bottom of the robe, puts on dress shoes, checks herself to make sure you can’t tell there’s no dress. Puts on the mortar board. </text:p>
      <text:p text:style-name="P3">Grabs a duffle bag, keys. Walks out her room.</text:p>
      <text:h text:style-name="P68" text:outline-level="3">EXT. CHURCH</text:h>
      <text:p text:style-name="P3">Lisa gets picture taken with Monica and Mary. They get in line to enter the church.</text:p>
      <text:p text:style-name="P31">MONICA</text:p>
      <text:p text:style-name="P55">Let me see your speech.</text:p>
      <text:p text:style-name="P3">Lisa hands it to her. It’s on pink paper with purple ink.</text:p>
      <text:p text:style-name="P31">MONICA</text:p>
      <text:p text:style-name="P55">This says a little more than that I’m glad it was all over and now it’s time to move on.</text:p>
      <text:p text:style-name="P31">LISA</text:p>
      <text:p text:style-name="P55">I didn’t want Mrs. Moore calling my parents last night to give me grief.</text:p>
      <text:h text:style-name="P68" text:outline-level="3">INT. CHURCH</text:h>
      <text:p text:style-name="P14">Lisa and Monica process in with the graduates.</text:p>
      <text:p text:style-name="P15">Lisa looks at her watch. An hour elapses.</text:p>
      <text:h text:style-name="P68" text:outline-level="3">INT. CHURCH</text:h>
      <text:p text:style-name="P3">Mrs. Moore calls names from the podium.</text:p>
      <text:p text:style-name="P42">MRS. MOORE</text:p>
      <text:p text:style-name="P60"><text:span text:style-name="T55">Monica Ross</text:span>… </text:p>
      <text:p text:style-name="P13">The audience applauds as each name is called.</text:p>
      <text:p text:style-name="P42">MRS. MOORE</text:p>
      <text:p text:style-name="P55">Lisa Schaefer… </text:p>
      <text:p text:style-name="P3">The audience applauds as each name is called.</text:p>
      <text:p text:style-name="P31">MRS. MOORE</text:p>
      <text:p text:style-name="P55"><text:soft-page-break/><text:span text:style-name="T49">John</text:span> Schmaltz…</text:p>
      <text:p text:style-name="P3">In the front of the pews, Lisa gets her diploma from Fr. Seetch.</text:p>
      <text:p text:style-name="P31">FR. SEETCH</text:p>
      <text:p text:style-name="P55">Congratulations.</text:p>
      <text:p text:style-name="P3">Graduates come back from the front of the church with their diplomas. They sit quietly in the pews. </text:p>
      <text:p text:style-name="P3">The Oldhams whisper to each other, turn around and look at Lisa.</text:p>
      <text:p text:style-name="P3">Lisa frowns at them. Lisa looks at the altar.</text:p>
      <text:p text:style-name="P3">Fr. Seetch motions to Lisa.</text:p>
      <text:p text:style-name="P3">Lisa looks at Fr. Seetch, looks around. Who’s he motioning to?</text:p>
      <text:p text:style-name="P3">Fr. Seetch gets up and heads straight for Lisa. </text:p>
      <text:p text:style-name="P3">Lisa fidgets with her graduation robe, the safety pin. </text:p>
      <text:p text:style-name="P3">Fr. Seetch stops at her pew, takes Lisa by the hand and leads her out of the pew, into the aisle. </text:p>
      <text:p text:style-name="P31">FR. SEETCH</text:p>
      <text:p text:style-name="P55">Where's your speech?</text:p>
      <text:p text:style-name="P14"><text:span text:style-name="T56">Lisa is confused for a moment</text:span>. <text:span text:style-name="T56">Speech?</text:span> </text:p>
      <text:p text:style-name="P43">LISA</text:p>
      <text:p text:style-name="P55">My speech!</text:p>
      <text:p text:style-name="P3">Lisa takes her pink speech from the pew. Fr. Seetch walks Lisa to the altar. Lisa tries not to laugh.</text:p>
      <text:p text:style-name="P31">LISA</text:p>
      <text:p text:style-name="P55">I thought you were coming to kick me out of church.</text:p>
      <text:p text:style-name="P31">FR. SEETCH</text:p>
      <text:p text:style-name="P55">Why would you think that?</text:p>
      <text:p text:style-name="P3">Lisa grimaces, tugs at her robe. </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default-outline-level="1"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next-style-name="Standard" style:default-outline-level="2"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next-style-name="Standard" style:default-outline-level="3"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Oldham movie could be the next Rocky Horror Picture Show</dc:title>
    <meta:initial-creator>Unknown User</meta:initial-creator>
    <meta:creation-date>2009-10-28T16:26:00</meta:creation-date>
    <dc:date>2016-12-12T15:49:43.481382309</dc:date>
    <meta:editing-cycles>490</meta:editing-cycles>
    <meta:editing-duration>P26DT19H55S</meta:editing-duration>
    <meta:generator>LibreOffice/4.2.8.2$Linux_X86_64 LibreOffice_project/420m0$Build-2</meta:generator>
    <meta:document-statistic meta:table-count="0" meta:image-count="0" meta:object-count="0" meta:page-count="12" meta:paragraph-count="272" meta:word-count="2307" meta:character-count="12524" meta:non-whitespace-character-count="10433"/>
    <meta:template xlink:type="simple" xlink:actuate="onRequest" xlink:title="Normal.dotm" xlink:href=""/>
  </office:meta>
</office:document-meta>
</file>